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c89" officeooo:paragraph-rsid="0013dc89"/>
    </style:style>
    <style:style style:name="P2" style:family="paragraph" style:parent-style-name="Standard">
      <style:paragraph-properties fo:text-align="center" style:justify-single-word="false"/>
      <style:text-properties officeooo:rsid="0013dc89" officeooo:paragraph-rsid="00153cd0"/>
    </style:style>
    <style:style style:name="P3" style:family="paragraph" style:parent-style-name="Standard">
      <style:text-properties officeooo:rsid="0013dc89" officeooo:paragraph-rsid="00153cd0"/>
    </style:style>
    <style:style style:name="P4" style:family="paragraph" style:parent-style-name="Standard">
      <style:paragraph-properties fo:line-height="90%"/>
      <style:text-properties fo:font-size="14pt" officeooo:rsid="0013dc89" officeooo:paragraph-rsid="0013dc89" style:font-size-asian="14pt" style:font-size-complex="14pt"/>
    </style:style>
    <style:style style:name="P5" style:family="paragraph" style:parent-style-name="Standard">
      <style:paragraph-properties fo:line-height="90%"/>
      <style:text-properties fo:font-size="14pt" officeooo:rsid="0013dc89" officeooo:paragraph-rsid="00153cd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a29b2" officeooo:paragraph-rsid="001a29b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a29b2" officeooo:paragraph-rsid="001b685d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73597" style:font-size-asian="17.5pt" style:font-size-complex="20pt"/>
    </style:style>
    <style:style style:name="T4" style:family="text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eus Cuida de Mim<text:tab/><text:tab/></text:span><text:span text:style-name="T1">Kleber Lucas </text:span><text:span text:style-name="T2">[ <text:s text:c="4"/>]</text:span></text:p>
      <text:p text:style-name="P6">Eu preciso aprender um pouco aqui</text:p>
      <text:p text:style-name="P6">Eu preciso aprender um pouco ali</text:p>
      <text:p text:style-name="P6"/>
      <text:p text:style-name="P6">Eu preciso aprender mais de Deus</text:p>
      <text:p text:style-name="P6">Porque ele é quem cuida de mim</text:p>
      <text:p text:style-name="P6"/>
      <text:p text:style-name="P6">Se uma porta se fecha aqui</text:p>
      <text:p text:style-name="P6">Outras portas se abrem ali</text:p>
      <text:p text:style-name="P6"/>
      <text:p text:style-name="P6">Eu preciso aprender mais de Deus</text:p>
      <text:p text:style-name="P6">Porque ele é quem cuida de mim</text:p>
      <text:p text:style-name="P6">Deus cuida de mim</text:p>
      <text:p text:style-name="P6"/>
      <text:p text:style-name="P6">Deus cuida de mim na sombra das suas asas</text:p>
      <text:p text:style-name="P6">Deus cuida de mim, eu amo a sua casa</text:p>
      <text:p text:style-name="P6">E não ando sozinho não estou sozinho</text:p>
      <text:p text:style-name="P6">Pois sei: Deus cuida de mim</text:p>
      <text:p text:style-name="P6"/>
      <text:p text:style-name="P6">Deus cuida de mim na sombra das suas asas</text:p>
      <text:p text:style-name="P6">Deus cuida de mim, eu amo a sua casa</text:p>
      <text:p text:style-name="P6">E não ando sozinho não estou sozinho</text:p>
      <text:p text:style-name="P6">Pois sei: Deus cuida de mim.</text:p>
      <text:p text:style-name="P6">Se na vida não tem direção É preciso tomar decisão</text:p>
      <text:p text:style-name="P6">Eu sei que existe alguém que me ama</text:p>
      <text:p text:style-name="P6">Ele quer me dar a mão</text:p>
      <text:p text:style-name="P6"/>
      <text:p text:style-name="P6">Se uma porta se fecha aqui</text:p>
      <text:p text:style-name="P6"/>
      <text:p text:style-name="P6">Outras portas se abrem ali</text:p>
      <text:p text:style-name="P6">Eu preciso aprender mais de Deus</text:p>
      <text:p text:style-name="P6"/>
      <text:p text:style-name="P6">Porque ele é quem cuida de mim</text:p>
      <text:p text:style-name="P6">Deus cuida de mim</text:p>
      <text:p text:style-name="P7"><text:span text:style-name="T2">Deus Cuida de Mim<text:tab/><text:tab/></text:span><text:span text:style-name="T1">Kleber Lucas </text:span><text:span text:style-name="T2">[ <text:s text:c="4"/>]</text:span></text:p>
      <text:p text:style-name="P7">Eu preciso aprender um pouco aqui</text:p>
      <text:p text:style-name="P7">Eu preciso aprender um pouco ali</text:p>
      <text:p text:style-name="P7"/>
      <text:p text:style-name="P7">Eu preciso aprender mais de Deus</text:p>
      <text:p text:style-name="P7">Porque ele é quem cuida de mim</text:p>
      <text:p text:style-name="P7"/>
      <text:p text:style-name="P7">Se uma porta se fecha aqui</text:p>
      <text:p text:style-name="P7">Outras portas se abrem ali</text:p>
      <text:p text:style-name="P7"/>
      <text:p text:style-name="P7">Eu preciso aprender mais de Deus</text:p>
      <text:p text:style-name="P7">Porque ele é quem cuida de mim</text:p>
      <text:p text:style-name="P7">Deus cuida de mim</text:p>
      <text:p text:style-name="P7"/>
      <text:p text:style-name="P7">Deus cuida de mim na sombra das suas asas</text:p>
      <text:p text:style-name="P7">Deus cuida de mim, eu amo a sua casa</text:p>
      <text:p text:style-name="P7">E não ando sozinho não estou sozinho</text:p>
      <text:p text:style-name="P7">Pois sei: Deus cuida de mim</text:p>
      <text:p text:style-name="P7"/>
      <text:p text:style-name="P7">Deus cuida de mim na sombra das suas asas</text:p>
      <text:p text:style-name="P7">Deus cuida de mim, eu amo a sua casa</text:p>
      <text:p text:style-name="P7">E não ando sozinho não estou sozinho</text:p>
      <text:p text:style-name="P7">Pois sei: Deus cuida de mim.</text:p>
      <text:p text:style-name="P7">Se na vida não tem direção É preciso tomar decisão</text:p>
      <text:p text:style-name="P7">Eu sei que existe alguém que me ama</text:p>
      <text:p text:style-name="P7">Ele quer me dar a mão</text:p>
      <text:p text:style-name="P7"/>
      <text:p text:style-name="P7">Se uma porta se fecha aqui</text:p>
      <text:p text:style-name="P7"/>
      <text:p text:style-name="P7">Outras portas se abrem ali</text:p>
      <text:p text:style-name="P7">Eu preciso aprender mais de Deus</text:p>
      <text:p text:style-name="P7"/>
      <text:p text:style-name="P7">Porque ele é quem cuida de mim</text:p>
      <text:p text:style-name="P7">Deus cuida de 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3:58:40.393312249</meta:creation-date>
    <dc:date>2016-08-20T11:23:29.227060745</dc:date>
    <meta:editing-duration>PT6M53S</meta:editing-duration>
    <meta:editing-cycles>6</meta:editing-cycles>
    <meta:generator>LibreOffice/5.1.4.2$Linux_X86_64 LibreOffice_project/10m0$Build-2</meta:generator>
    <meta:print-date>2016-08-20T11:23:37.219204610</meta:print-date>
    <meta:document-statistic meta:table-count="0" meta:image-count="0" meta:object-count="0" meta:page-count="1" meta:paragraph-count="52" meta:word-count="350" meta:character-count="1630" meta:non-whitespace-character-count="1322"/>
  </office:meta>
</office:document-meta>
</file>